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ile unary -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1:26:29.283313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9-17T22:19:18.441492645</dc:date>
    <meta:editing-duration>P58DT15H28M39S</meta:editing-duration>
    <meta:editing-cycles>64</meta:editing-cycles>
    <meta:generator>LibreOffice/24.2.5.2$Linux_X86_64 LibreOffice_project/420$Build-2</meta:generator>
    <meta:document-statistic meta:table-count="5" meta:cell-count="110" meta:object-count="0"/>
  </office:meta>
</office:document-meta>
</file>